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36.14mm"/>
    </style:style>
    <style:style style:name="co3" style:family="table-column">
      <style:table-column-properties fo:break-before="auto" style:column-width="60.52mm"/>
    </style:style>
    <style:style style:name="co4" style:family="table-column">
      <style:table-column-properties fo:break-before="auto" style:column-width="86.52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Verdana"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university_tre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Ho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U Graz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cus on TU Graz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niversit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Univers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U Graz at a Glan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sion Stat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vers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opera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U Graz Portfolio of Affiliated Compan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ality Manag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rganisational Bas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sto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uildings of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niversity Gazet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rking at TU Graz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Working at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b Vacanc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fessorship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ing Work at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ff 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vices for Employe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verview: Living in Graz for Employe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Ser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ws+Stor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llow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U Graz ev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dia Ser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jects with Compan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m a Partnership with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blish Job Vacanc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vices for Children and Young Peop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bliothek der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chive Researc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vices for Alumn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ildca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rganisational Structur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Organisational Structu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rganisational Ch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ctorate of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ate of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niversity Council of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a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vice Departments and Staff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presentative Bodies for Members of TU Gra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udying and Teachin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cus on Studying and Teach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gree and Certificate Programm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Degree and Certificate Programm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chelor's Degree Programm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ster's Degree Programm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acher Training Program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octoral Programm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tinuing Educ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ssive Open Online Cour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dying at TU Graz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Studying at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visory Services for Prospective Stud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istration and Admi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ving in Graz for Stud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udent Tea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Da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U Graz StreeTec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lcome Day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ademic Calend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nancial Mat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rning Languag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cessible Learn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 the Face of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anning your Car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national: Studying and Teach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International: Studying &amp; Teach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udy Abroa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change at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gree Seeking Stud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lcome Cen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aching Abroa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national Teaching Sta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national Cooperation Ventur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strific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eaching at TU Graz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Teaching at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aching at TU Graz New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ategy of Academic Affai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alogue Formats and Ev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er Education Developme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er Education Didactic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ucational Technolog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vices for Teaching Sta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ze for Excellence in Teach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operation in Teach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udent Mento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earch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cus on Researc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elds of Experti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Fields of Experti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vanced Materials Scien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man &amp; Biotechnolog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formation, Communication &amp; Compu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bility &amp; Produ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stainable System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earch at TU Graz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Research at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vices for Researc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arch Cooperation Ventur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octoral Schoo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U Graz Research Por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national Research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International Researc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arch Stays Abroa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arch Stays at TU Gra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earch and Busines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verview: Research and Busin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jects with Compan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m a Partnership with TU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blish Job Vacanc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mpetence Centres and Research Compan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usiness Enterprises – Start-ups and Spin-off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earch and Technology Advisory Committ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culties and Institut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verview: Faculties and Institut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formation for...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Quick Links</text:p>
          </table:table-cell>
          <table:table-cell table:number-columns-repeated="1021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 style:data-style-name="N2" text:time-value="14:22:13.8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Schwingshackl Martin</meta:initial-creator>
    <meta:creation-date>2018-10-11T11:45:54Z</meta:creation-date>
    <dc:date>2019-10-06T14:23:30.713000000</dc:date>
    <meta:editing-cycles>8</meta:editing-cycles>
    <meta:editing-duration>PT6M22S</meta:editing-duration>
    <meta:document-statistic meta:table-count="1" meta:cell-count="124" meta:object-count="0"/>
  </office:meta>
</office:document-meta>
</file>